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no-limit"/>
      <style:text-properties fo:font-size="13pt" style:font-size-asian="13pt" style:font-size-complex="13pt" fo:hyphenate="false" fo:hyphenation-remain-char-count="2" fo:hyphenation-push-char-count="2"/>
    </style:style>
    <style:style style:name="P3" style:family="paragraph" style:parent-style-name="Footnote">
      <style:text-properties officeooo:rsid="00110f19" officeooo:paragraph-rsid="00110f19"/>
    </style:style>
    <style:style style:name="P4" style:family="paragraph" style:parent-style-name="Standard">
      <style:paragraph-properties fo:orphans="0" fo:widows="0" fo:hyphenation-ladder-count="no-limit"/>
      <style:text-properties fo:font-size="13pt" officeooo:paragraph-rsid="000ffe37" style:font-size-asian="13pt" style:font-size-complex="13pt" fo:hyphenate="false" fo:hyphenation-remain-char-count="2" fo:hyphenation-push-char-count="2"/>
    </style:style>
    <style:style style:name="P5" style:family="paragraph" style:parent-style-name="Standard">
      <style:paragraph-properties fo:margin-left="1cm" fo:margin-right="1cm" fo:margin-top="0.499cm" fo:margin-bottom="0cm" loext:contextual-spacing="false" fo:text-align="justify" style:justify-single-word="false" fo:orphans="0" fo:widows="0" fo:hyphenation-ladder-count="no-limit" fo:text-indent="0cm" style:auto-text-indent="false" style:writing-mode="lr-tb"/>
      <style:text-properties fo:font-size="13pt" officeooo:paragraph-rsid="00110f19" style:font-size-asian="13pt" style:font-size-complex="13pt" fo:hyphenate="false" fo:hyphenation-remain-char-count="2" fo:hyphenation-push-char-count="2"/>
    </style:style>
    <style:style style:name="P6" style:family="paragraph" style:parent-style-name="Heading_20_1" style:master-page-name="">
      <style:paragraph-properties style:page-number="auto"/>
    </style:style>
    <style:style style:name="P7" style:family="paragraph" style:parent-style-name="Heading_20_2" style:master-page-name="">
      <style:paragraph-properties style:page-number="auto"/>
    </style:style>
    <style:style style:name="P8" style:family="paragraph" style:parent-style-name="Header">
      <style:paragraph-properties fo:text-align="start" style:justify-single-word="false" fo:orphans="0" fo:widows="0" fo:hyphenation-ladder-count="no-limit"/>
      <style:text-properties fo:font-weight="normal" officeooo:paragraph-rsid="0014ff76" style:font-weight-asian="normal" style:font-weight-complex="normal" fo:hyphenate="false" fo:hyphenation-remain-char-count="2" fo:hyphenation-push-char-count="2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0ffe37" style:font-size-asian="13pt" style:font-size-complex="13pt"/>
    </style:style>
    <style:style style:name="T4" style:family="text">
      <style:text-properties fo:font-size="13pt" officeooo:rsid="00075db0" style:font-size-asian="13pt" style:font-size-complex="13pt"/>
    </style:style>
    <style:style style:name="T5" style:family="text">
      <style:text-properties fo:font-size="13pt" officeooo:rsid="000933dc" style:font-size-asian="13pt" style:font-size-complex="13pt"/>
    </style:style>
    <style:style style:name="T6" style:family="text">
      <style:text-properties fo:font-size="13pt" officeooo:rsid="0014ff76" style:font-size-asian="13pt" style:font-size-complex="13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f7264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0f7264" style:font-size-asian="12pt" style:font-weight-asian="bold" style:font-size-complex="12pt" style:font-weight-complex="bold"/>
    </style:style>
    <style:style style:name="T11" style:family="text">
      <style:text-properties fo:font-size="12pt" fo:font-weight="normal" officeooo:rsid="000f7264" style:font-size-asian="12pt" style:font-weight-asian="normal" style:font-size-complex="12pt" style:font-weight-complex="normal"/>
    </style:style>
    <style:style style:name="T12" style:family="text">
      <style:text-properties fo:font-size="10.5pt" fo:font-style="italic" style:font-size-asian="10.5pt" style:font-style-asian="italic" style:font-size-complex="10.5pt" style:font-style-complex="italic"/>
    </style:style>
    <style:style style:name="T13" style:family="text">
      <style:text-properties officeooo:rsid="000ffe37"/>
    </style:style>
    <style:style style:name="T14" style:family="text">
      <style:text-properties officeooo:rsid="00075db0"/>
    </style:style>
    <style:style style:name="T15" style:family="text">
      <style:text-properties fo:font-size="10pt" fo:font-style="italic" style:font-size-asian="8.75pt" style:font-style-asian="italic" style:font-size-complex="10pt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bookmark-start text:name="__RefHeading__1_1652706106"/>Wstęp do metafizyki (fr.)<text:bookmark-end text:name="__RefHeading__1_1652706106"/></text:h>
      <text:h text:style-name="Heading_20_2" text:outline-level="2"><text:bookmark-start text:name="__RefHeading__3_1652706106"/>Definicje<text:bookmark-end text:name="__RefHeading__3_1652706106"/></text:h>
      <text:p text:style-name="akapit_5f_2">Porównując ze sobą definicje metafizyki i koncepcje absolutu, spostrzegamy, że mimo jawnej rozbieżności zdań filozofowie ut<text:span text:style-name="T13">rz</text:span>ymują zgodnie, iż istnieją dwa do głębi odmienne sposoby poznania rzeczy. Pierwszy zakłada, że <text:s text:c="2"/>rzecz te obchodzi dookoła, drugi - że się w nią wchodzi. Pierwszy zależy od punktu widzenia, jaki zajmujemy, i od symboli, za pomocą których ją wyrażamy. Drugi nie wy<text:span text:style-name="T13">c</text:span>hodzi z żadnego <text:s text:c="2"/>punktu widzenia i nie posługuje się symbolami. O pierwszym rodzaju poznania powiemy, że pozostaje w granicach względności, o drugim - gdzie jest ono w ogóle możliwe <text:span text:style-name="T14">-</text:span> że dociera do absolutu.</text:p>
      <text:h text:style-name="P7" text:outline-level="2"><text:bookmark-start text:name="__RefHeading___Toc258_3892093940"/>Ruch<text:bookmark-end text:name="__RefHeading___Toc258_3892093940"/></text:h>
      <text:p text:style-name="akapit_5f_2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<text:s text:c="2"/>Kiedy zaś mówię o ruchu absolutnym, znaczy to, że przypisuję poruszającemu się przedmiotowi pewne<text:line-break/> wnętrze i jak gdyby stany duchowe, że z tymi stanami współczuwam, że w nie wchodzę wysiłkiem wyobraźni. Wówczas moje <text:s text:c="2"/>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text:s/></text:p>
      <text:h text:style-name="Heading_20_2" text:outline-level="2"><text:bookmark-start text:name="__RefHeading__7_1652706106"/>Postać<text:bookmark-end text:name="__RefHeading__7_1652706106"/></text:h>
      <text:p text:style-name="akapit_5f_2">Albo weźmy postać powieściową, o której losach czytam. Powieściopisarz może do woli mnożyć cechy jej charakteru: może jej kazać działać <text:s text:c="2"/>i przemawiać, ile zechce: wszystko to nie zastąpi mi tego prostego i niepodzielnego wrażenia, którego bym doznał, gdybym mógł na chwilę bodaj przedzierzgnąć się w samą postać.</text:p>
      <text:h text:style-name="Heading_20_2" text:outline-level="2"><text:bookmark-start text:name="__RefHeading___Toc260_3892093940"/>Źródło<text:bookmark-end text:name="__RefHeading___Toc260_3892093940"/></text:h>
      <text:p text:style-name="akapit_5f_2">Wówczas zdawałoby mi się, że jak gdyby z jednego źródła w sposób naturalny wypływają jej czyny, ruchy, słowa. Nie byłyby to już jedynie luźne dodatki, które się dołączają do wyobrażenia, jakie sobie wyrobiłem o postaci, wzbogacając je ciągle, nigdy <text:s/><text:span text:style-name="T2">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to jej istoty. Wszystko, co mi o postaci jakiejś </text:span><text:soft-page-break/><text:span text:style-name="T2">opowiadają, stanowi dla mnie tyle</text:span><text:span text:style-name="T6">ż</text:span><text:span text:style-name="T2"> punktów widzenia na nią.</text:span></text:p>
      <text:p text:style-name="P4"/>
      <text:p text:style-name="P5"><text:span text:style-name="T12">Wszystkie cechy, z których składa się jej opis, a które mogą pozwolić mi ją poznać tylko przez porównanie z osobami czy rzeczami znanymi mi już skądinąd, są znakami, w których się ona w sposób mniej lub bardziej </text:span><text:span text:style-name="T15">symboliczny</text:span><text:span text:style-name="T12"> wyraża. Symbole i punkty widzenia stawiają mnie więc na zewnątrz postaci, mówią mi o niej tylko to, co ma ona wspólnego z innymi, lecz do niej właściwie nie należą.</text:span><text:span text:style-name="T12"><text:note text:id="ftn1" text:note-class="footnote"><text:note-citation>1</text:note-citation><text:note-body><text:p text:style-name="P3">Cytat przykładowy ilustrujący odrębne formatowanie oraz wstawianie przypisów.</text:p></text:note-body></text:note></text:span></text:p>
      <text:p text:style-name="akapit_5f_2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<text:s/>dałoby mi absolut.</text:p>
      <text:p text:style-name="P2"/>
      <text:p text:style-name="P1"/>
      <text:h text:style-name="Heading_20_2" text:outline-level="2"><text:bookmark-start text:name="__RefHeading___Toc262_3892093940"/>Absolut<text:bookmark-end text:name="__RefHeading___Toc262_3892093940"/></text:h>
      <text:p text:style-name="akapit_5f_2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wewnętrznego sensu nie oddadzą nigdy. Wyobrażenie powzięte z jakiegoś punktu widzenia czy przekład na jakieś symbole pozostaną zawsze niedoskonałe w porównaniu z przedmiotem, do którego punkt widzenia stosowano i który usiłowano wyrazić w symbolach. Ale absolut jest doskonały przez to, że jest w zupełności tym, czym jest…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pis treści</text:p>
          </text:index-title>
          <text:p text:style-name="P9"><text:a xlink:type="simple" xlink:href="#__RefHeading__1_1652706106" text:style-name="Index_20_Link" text:visited-style-name="Index_20_Link">Wstęp do metafizyki (fr.)<text:tab/>1</text:a></text:p>
          <text:p text:style-name="P10"><text:a xlink:type="simple" xlink:href="#__RefHeading__3_1652706106" text:style-name="Index_20_Link" text:visited-style-name="Index_20_Link">Definicje<text:tab/>1</text:a></text:p>
          <text:p text:style-name="P10"><text:a xlink:type="simple" xlink:href="#__RefHeading___Toc258_3892093940" text:style-name="Index_20_Link" text:visited-style-name="Index_20_Link">Ruch<text:tab/>1</text:a></text:p>
          <text:p text:style-name="P10"><text:a xlink:type="simple" xlink:href="#__RefHeading__7_1652706106" text:style-name="Index_20_Link" text:visited-style-name="Index_20_Link">Postać<text:tab/>1</text:a></text:p>
          <text:p text:style-name="P10"><text:a xlink:type="simple" xlink:href="#__RefHeading___Toc260_3892093940" text:style-name="Index_20_Link" text:visited-style-name="Index_20_Link">Źródło<text:tab/>1</text:a></text:p>
          <text:p text:style-name="P10"><text:a xlink:type="simple" xlink:href="#__RefHeading___Toc262_3892093940" text:style-name="Index_20_Link" text:visited-style-name="Index_20_Link">Absolut<text:tab/>2</text:a></text:p>
        </text:index-body>
      </text:table-of-content>
      <text:p text:style-name="akapit_5f_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kapit_5f_2" style:display-name="akapit_2" style:family="paragraph" style:parent-style-name="Standard">
      <style:paragraph-properties fo:margin-left="0cm" fo:margin-right="0cm" fo:margin-top="0.499cm" fo:margin-bottom="0cm" loext:contextual-spacing="false" fo:line-height="115%" fo:orphans="0" fo:widows="0" fo:hyphenation-ladder-count="no-limit" fo:text-indent="1cm" style:auto-text-indent="false" style:writing-mode="lr-tb"/>
      <style:text-properties fo:font-size="12pt" style:font-size-asian="12pt" style:font-size-complex="12pt" fo:hyphenate="false" fo:hyphenation-remain-char-count="2" fo:hyphenation-push-char-count="2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 fo:orphans="0" fo:widows="0" fo:hyphenation-ladder-count="no-limit"/>
      <style:text-properties fo:font-weight="normal" officeooo:paragraph-rsid="0014ff76" style:font-weight-asian="normal" style:font-weight-complex="normal" fo:hyphenate="false" fo:hyphenation-remain-char-count="2" fo:hyphenation-push-char-count="2"/>
    </style:style>
    <style:style style:name="MT1" style:family="text">
      <style:text-properties fo:font-size="12pt" fo:font-weight="bold" officeooo:rsid="000f7264" style:font-size-asian="12pt" style:font-weight-asian="bold" style:font-size-complex="12pt" style:font-weight-complex="bold"/>
    </style:style>
    <style:style style:name="MT2" style:family="text">
      <style:text-properties fo:font-size="12pt" officeooo:rsid="000f7264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Henri Bergson (1859-1941)</text:span><text:span text:style-name="MT2">, Wstęp do metafizyki (fr.)<text:tab/></text:span><text:span text:style-name="MT2"><text:page-number text:select-page="current">2</text:page-number>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creation-date>2017-10-11T07:27:52.703699738</meta:creation-date>
    <meta:editing-cycles>2</meta:editing-cycles>
    <meta:editing-duration>PT8M25S</meta:editing-duration>
    <meta:generator>LibreOffice/5.4.1.2.0$Linux_X86_64 LibreOffice_project/40m0$Build-2</meta:generator>
    <dc:date>2017-10-11T07:46:30.976638392</dc:date>
    <meta:document-statistic meta:table-count="0" meta:image-count="0" meta:object-count="0" meta:page-count="2" meta:paragraph-count="22" meta:word-count="696" meta:character-count="4563" meta:non-whitespace-character-count="3874"/>
    <meta:user-defined meta:name="Informacja 1"/>
    <meta:user-defined meta:name="Informacja 2"/>
    <meta:user-defined meta:name="Informacja 3"/>
    <meta:user-defined meta:name="Informacja 4"/>
  </office:meta>
</office:document-meta>
</file>